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5b5c" officeooo:paragraph-rsid="00065b5c"/>
    </style:style>
    <style:style style:name="P2" style:family="paragraph" style:parent-style-name="Standard">
      <style:text-properties fo:font-weight="normal" officeooo:paragraph-rsid="00065b5c" style:font-weight-asian="normal" style:font-weight-complex="normal"/>
    </style:style>
    <style:style style:name="P3" style:family="paragraph" style:parent-style-name="Standard">
      <style:text-properties fo:font-weight="normal" officeooo:rsid="00065b5c" officeooo:paragraph-rsid="00065b5c" style:font-weight-asian="normal" style:font-weight-complex="normal"/>
    </style:style>
    <style:style style:name="P4" style:family="paragraph" style:parent-style-name="Standard">
      <style:text-properties fo:font-weight="normal" officeooo:rsid="00084e3e" officeooo:paragraph-rsid="00084e3e" style:font-weight-asian="normal" style:font-weight-complex="normal"/>
    </style:style>
    <style:style style:name="P5" style:family="paragraph" style:parent-style-name="Standard">
      <style:text-properties fo:font-weight="normal" officeooo:rsid="0009c983" officeooo:paragraph-rsid="0009c983" style:font-weight-asian="normal" style:font-weight-complex="normal"/>
    </style:style>
    <style:style style:name="P6" style:family="paragraph" style:parent-style-name="Standard">
      <style:text-properties officeooo:paragraph-rsid="00084e3e"/>
    </style:style>
    <style:style style:name="P7" style:family="paragraph" style:parent-style-name="Standard">
      <style:text-properties officeooo:rsid="00084e3e" officeooo:paragraph-rsid="00084e3e"/>
    </style:style>
    <style:style style:name="P8" style:family="paragraph" style:parent-style-name="Text_20_body">
      <style:text-properties officeooo:paragraph-rsid="0009c983"/>
    </style:style>
    <style:style style:name="T1" style:family="text">
      <style:text-properties officeooo:rsid="00065b5c"/>
    </style:style>
    <style:style style:name="T2" style:family="text">
      <style:text-properties fo:font-weight="normal" style:font-weight-asian="normal" style:font-weight-complex="normal"/>
    </style:style>
    <style:style style:name="T3" style:family="text">
      <style:text-properties fo:font-weight="normal" officeooo:rsid="00065b5c" style:font-weight-asian="normal" style:font-weight-complex="normal"/>
    </style:style>
    <style:style style:name="T4" style:family="text">
      <style:text-properties fo:font-weight="normal" officeooo:rsid="00084e3e" style:font-weight-asian="normal" style:font-weight-complex="normal"/>
    </style:style>
    <style:style style:name="T5" style:family="text">
      <style:text-properties fo:font-weight="normal" officeooo:rsid="0009c983" style:font-weight-asian="normal" style:font-weight-complex="normal"/>
    </style:style>
    <style:style style:name="T6" style:family="text">
      <style:text-properties officeooo:rsid="00084e3e"/>
    </style:style>
    <style:style style:name="T7" style:family="text">
      <style:text-properties officeooo:rsid="0009c983"/>
    </style:style>
    <style:style style:name="T8" style:family="text">
      <style:text-properties fo:font-weight="bold" style:font-weight-asian="bold" style:font-weight-complex="bold"/>
    </style:style>
    <style:style style:name="T9" style:family="text">
      <style:text-properties fo:font-weight="bold" officeooo:rsid="0009c983" style:font-weight-asian="bold" style:font-weight-complex="bol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e 8 : </text:p>
      <text:p text:style-name="P1"/>
      <text:p text:style-name="P1">1/ <text:s/></text:p>
      <text:p text:style-name="P1">Il y’a 6 niveaux de logs :</text:p>
      <text:p text:style-name="P1">Trace </text:p>
      <text:p text:style-name="P1">Debug </text:p>
      <text:p text:style-name="P1">Info </text:p>
      <text:p text:style-name="P1">Warning </text:p>
      <text:p text:style-name="P1">Error</text:p>
      <text:p text:style-name="P1">Critical/Fatal</text:p>
      <text:p text:style-name="P1"/>
      <text:p text:style-name="P1">2/ </text:p>
      <text:p text:style-name="P2"><text:span text:style-name="T1">Pour c</text:span>réer <text:span text:style-name="T1">un tel script logger, il faut : </text:span></text:p>
      <text:p text:style-name="P2"/>
      <text:p text:style-name="P2">Indique<text:span text:style-name="T1">r</text:span> au système que le script doit être exécuté avec bash <text:span text:style-name="T1">avec :</text:span></text:p>
      <text:p text:style-name="P3"># !/bin/bash </text:p>
      <text:p text:style-name="P3"/>
      <text:p text:style-name="P3">Lui donner un nom avec : </text:p>
      <text:p text:style-name="P3">LOG_FILE="logger.log" </text:p>
      <text:p text:style-name="P3"/>
      <text:p text:style-name="P3">Obtenir l’utilisateur avec :</text:p>
      <text:p text:style-name="P3">USER=$(whoami) </text:p>
      <text:p text:style-name="P3"/>
      <text:p text:style-name="P3">Obtenir la date et l’heure avec :</text:p>
      <text:p text:style-name="P3">DATE=$(date +"%Y-%m-%d %H:%M:%S") </text:p>
      <text:p text:style-name="P3"/>
      <text:p text:style-name="P3">Ajouter la ligne au fichier tel que : </text:p>
      <text:p text:style-name="P3">echo "[$DATE] Utilisateur: $USER" &gt;&gt; "$LOG_FILE" </text:p>
      <text:p text:style-name="P3"/>
      <text:p text:style-name="P4">3/ </text:p>
      <text:p text:style-name="P6"><text:span text:style-name="T4">Pour limiter la tailles de fichiers de log de </text:span><text:span text:style-name="T3">" </text:span><text:span text:style-name="T4">journalctl</text:span><text:span text:style-name="T3">" </text:span>à 200 Mo, <text:span text:style-name="T6">il faut :</text:span></text:p>
      <text:p text:style-name="P6"/>
      <text:p text:style-name="P7">Ouvrir le bon fichier avec :</text:p>
      <text:p text:style-name="P7">sudo nano /etc/systemd/journald.conf </text:p>
      <text:p text:style-name="P7"/>
      <text:p text:style-name="P7">Modifier ou ajouter la ligne SystemMaxUse tel que : </text:p>
      <text:p text:style-name="P7">SystemMaxUse=200M</text:p>
      <text:p text:style-name="P7"/>
      <text:p text:style-name="P7">4/</text:p>
      <text:p text:style-name="P6"><text:span text:style-name="T6">Pour </text:span>configurer les logs de l'application "nginx" (situés dans /var/log/nginx.log) pour que des rotations soient effectuées tous les mois en conservant les 12 derniers mois de logs, compressant les plus ancients, et en créant un nouveau fichier avec un mod "644 root root" , <text:span text:style-name="T6">il faut :</text:span></text:p>
      <text:p text:style-name="P6"/>
      <text:p text:style-name="P7">Ouvrir le bon fichier avec :</text:p>
      <text:p text:style-name="P7">sudo nano /etc/logrotate.d/nginx </text:p>
      <text:p text:style-name="P7"/>
      <text:p text:style-name="P7">Et ajouter ceci : </text:p>
      <text:p text:style-name="P7">/var/log/nginx/*.log { </text:p>
      <text:p text:style-name="P7">monthly </text:p>
      <text:p text:style-name="P7">rotate 12 </text:p>
      <text:p text:style-name="P7">compress </text:p>
      <text:p text:style-name="P7">delaycompress </text:p>
      <text:p text:style-name="P7"><text:soft-page-break/>missingok </text:p>
      <text:p text:style-name="P7">notifempty </text:p>
      <text:p text:style-name="P7">create 644 root root </text:p>
      <text:p text:style-name="P7">} </text:p>
      <text:p text:style-name="P7"/>
      <text:p text:style-name="P7">5/ </text:p>
      <text:p text:style-name="P5">La rotation des logs <text:span text:style-name="Strong_20_Emphasis"><text:span text:style-name="T2">permet</text:span></text:span> d'optimiser la gestion des ressources et la maintenance des <text:span text:style-name="Strong_20_Emphasis"><text:span text:style-name="T2">systèmes</text:span></text:span> grâce <text:span text:style-name="Strong_20_Emphasis"><text:span text:style-name="T2">à</text:span></text:span> : </text:p>
      <text:p text:style-name="P8"><text:span text:style-name="Strong_20_Emphasis"><text:span text:style-name="T5">Gestion de l'espace disque</text:span></text:span><text:span text:style-name="T5"> : empêche les logs de saturer le stockage en les segmentant et en supprimant ou archivant les plus anciens. </text:span></text:p>
      <text:p text:style-name="P8"><text:span text:style-name="Strong_20_Emphasis"><text:span text:style-name="T2">Facilitation de l’analyse</text:span></text:span><text:span text:style-name="T2"> : divise les logs en fichiers plus petits pour simplifier la recherche d’informations et l’archivage. </text:span></text:p>
      <text:p text:style-name="P8"><text:span text:style-name="Strong_20_Emphasis"><text:span text:style-name="T2">Conformité et audit</text:span></text:span><text:span text:style-name="T2"> : assure la conservation réglementaire des logs et facilite l’investigation des incidents de sécurité. </text:span></text:p>
      <text:p text:style-name="P8"><text:span text:style-name="Strong_20_Emphasis"><text:span text:style-name="T2">Amélioration des performances</text:span></text:span><text:span text:style-name="T2"> : limite l’impact des fichiers volumineux sur le système. </text:span></text:p>
      <text:p text:style-name="P8"><text:span text:style-name="Strong_20_Emphasis"><text:span text:style-name="T2">Simplification de la maintenance</text:span></text:span><text:span text:style-name="T2"> : automatise la gestion des logs pour un suivi efficace et cohérent. </text:span></text:p>
      <text:p text:style-name="P5"/>
      <text:p text:style-name="P7"/>
      <text:p text:style-name="P7"/>
      <text:p text:style-name="P4"/>
      <text:p text:style-name="P3"/>
      <text:p text:style-name="P2"/>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3T11:32:49.962000000</meta:creation-date>
    <dc:date>2025-03-13T12:00:11.610000000</dc:date>
    <meta:editing-duration>PT2M47S</meta:editing-duration>
    <meta:editing-cycles>1</meta:editing-cycles>
    <meta:document-statistic meta:table-count="0" meta:image-count="0" meta:object-count="0" meta:page-count="2" meta:paragraph-count="48" meta:word-count="295" meta:character-count="1833" meta:non-whitespace-character-count="1549"/>
    <meta:generator>LibreOffice/24.2.7.2$Windows_X86_64 LibreOffice_project/ee3885777aa7032db5a9b65deec9457448a91162</meta:generator>
  </office:meta>
</office:document-meta>
</file>